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736in" style:rel-column-width="13449*"/>
    </style:style>
    <style:style style:name="Table1.B" style:family="table-column">
      <style:table-column-properties style:column-width="5.3194in" style:rel-column-width="52086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736in" style:rel-column-width="13449*"/>
    </style:style>
    <style:style style:name="Table2.B" style:family="table-column">
      <style:table-column-properties style:column-width="5.3194in" style:rel-column-width="52086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736in" style:rel-column-width="13449*"/>
    </style:style>
    <style:style style:name="Table3.B" style:family="table-column">
      <style:table-column-properties style:column-width="5.3194in" style:rel-column-width="52086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736in" style:rel-column-width="13449*"/>
    </style:style>
    <style:style style:name="Table4.B" style:family="table-column">
      <style:table-column-properties style:column-width="5.3194in" style:rel-column-width="52086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8132in" style:rel-column-width="17753*"/>
    </style:style>
    <style:style style:name="Table5.B" style:family="table-column">
      <style:table-column-properties style:column-width="4.8799in" style:rel-column-width="47782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275in" style:rel-column-width="12484*"/>
    </style:style>
    <style:style style:name="Table6.B" style:family="table-column">
      <style:table-column-properties style:column-width="4.2528in" style:rel-column-width="41641*"/>
    </style:style>
    <style:style style:name="Table6.C" style:family="table-column">
      <style:table-column-properties style:column-width="1.1653in" style:rel-column-width="1141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01in" style:rel-column-width="2405*"/>
    </style:style>
    <style:style style:name="Table7.B" style:family="table-column">
      <style:table-column-properties style:column-width="5.0229in" style:rel-column-width="7233*"/>
    </style:style>
    <style:style style:name="Table7.A1" style:family="table-cell" style:data-style-name="N100">
      <style:table-cell-properties fo:padding="0.0382in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11pt" style:font-name-asian="Monaco" style:font-size-asian="11pt" style:font-name-complex="Monaco" style:font-size-complex="11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 style:list-style-name="L1">
      <style:text-properties style:font-name="Arial"/>
    </style:style>
    <style:style style:name="P10" style:family="paragraph" style:parent-style-name="Standard" style:list-style-name="L2">
      <style:text-properties style:font-name="Arial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font-weight="bold" style:font-weight-asian="bold" style:font-weight-complex="bold"/>
    </style:style>
    <style:style style:name="T1" style:family="text">
      <style:text-properties fo:color="#008080"/>
    </style:style>
    <style:style style:name="T2" style:family="text">
      <style:text-properties fo:color="#008080" fo:font-size="11pt" style:font-name-asian="Monaco" style:font-size-asian="11pt" style:font-name-complex="Monaco" style:font-size-complex="11pt"/>
    </style:style>
    <style:style style:name="T3" style:family="text">
      <style:text-properties fo:color="#3f7f7f"/>
    </style:style>
    <style:style style:name="T4" style:family="text">
      <style:text-properties fo:color="#3f7f7f" fo:font-size="11pt" style:font-name-asian="Monaco" style:font-size-asian="11pt" style:font-name-complex="Monaco" style:font-size-complex="11pt"/>
    </style:style>
    <style:style style:name="T5" style:family="text">
      <style:text-properties fo:color="#7f007f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2a00ff" fo:font-style="italic" style:font-style-asian="italic" style:font-style-complex="itali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tools functional specification</text:p>
      <text:p text:style-name="P1"/>
      <text:p text:style-name="P1"/>
      <text:p text:style-name="P1"/>
      <text:p text:style-name="P2">DTools on GitHub</text:p>
      <text:p text:style-name="P1"/>
      <text:p text:style-name="P1"/>
      <text:p text:style-name="P1"><text:a xlink:type="simple" xlink:href="https://github.com/matjaz99/DTools" text:style-name="Internet_20_link" text:visited-style-name="Visited_20_Internet_20_Link">https://github.com/matjaz99/DTools</text:a></text:p>
      <text:p text:style-name="P1"/>
      <text:p text:style-name="P1"/>
      <text:p text:style-name="P1">Clone repository from:</text:p>
      <text:p text:style-name="P1"/>
      <text:p text:style-name="P1"><text:a xlink:type="simple" xlink:href="https://github.com/matjaz99/DTools.git" text:style-name="Internet_20_link" text:visited-style-name="Visited_20_Internet_20_Link">https://github.com/matjaz99/DTools.git</text:a></text:p>
      <text:p text:style-name="P1"/>
      <text:p text:style-name="P1"/>
      <text:p text:style-name="P1"/>
      <text:p text:style-name="P1"/>
      <text:p text:style-name="P2">Project setup in Eclipse</text:p>
      <text:p text:style-name="P1"/>
      <text:p text:style-name="P1"/>
      <text:p text:style-name="P1">Add VM argument to Apache Tomcat running configuration:</text:p>
      <text:p text:style-name="P1"/>
      <text:p text:style-name="P1">-Ddtools.home="/path/to/DTools"</text:p>
      <text:p text:style-name="P1"/>
      <text:p text:style-name="P1"/>
      <text:p text:style-name="P1"/>
      <text:p text:style-name="P2">Install script</text:p>
      <text:p text:style-name="P1"/>
      <text:p text:style-name="P1">Install script defines actions on files during upgrade procedure. Typical usage of install script is to backup existing configuration, clean Tomcat work directories and download new necessary files.</text:p>
      <text:p text:style-name="P1"/>
      <text:p text:style-name="P1"/>
      <text:p text:style-name="P1">Installation script is retrieved from the server before upgrade procedure starts:</text:p>
      <text:p text:style-name="P1"/>
      <text:p text:style-name="P1"><text:a xlink:type="simple" xlink:href="http://www.matjazcerkvenik.si/projects/download/DTools/1.2.3/install-script.xml" text:style-name="Internet_20_link" text:visited-style-name="Visited_20_Internet_20_Link">http://www.matjazcerkvenik.si/projects/download/DTools/$VERSION$/install-script.xml</text:a></text:p>
      <text:p text:style-name="P1"/>
      <text:p text:style-name="P1">where $VERSION$ must be replaced with concrete version.</text:p>
      <text:p text:style-name="P1"/>
      <text:p text:style-name="P1"/>
      <text:p text:style-name="P1">Install script is formatted as xml file and contains a list of &lt;action&gt; elements; each &lt;action&gt; element defines type of operation on files or directories (type attribute):</text:p>
      <text:list xml:id="list6021558580584688481" text:style-name="L1">
        <text:list-item>
          <text:p text:style-name="P9">copy (file or directory)</text:p>
        </text:list-item>
        <text:list-item>
          <text:p text:style-name="P9">move (file or directory)</text:p>
        </text:list-item>
        <text:list-item>
          <text:p text:style-name="P9">delete (file or directory)</text:p>
        </text:list-item>
        <text:list-item>
          <text:p text:style-name="P9">download (file)</text:p>
        </text:list-item>
      </text:list>
      <text:p text:style-name="P1"/>
      <text:p text:style-name="P1">&lt;action&gt; element can contain the following child elements:</text:p>
      <text:list xml:id="list2599264206682849049" text:style-name="L2">
        <text:list-item>
          <text:p text:style-name="P10">&lt;source&gt; - defines source file or directory</text:p>
        </text:list-item>
        <text:list-item>
          <text:p text:style-name="P10">&lt;dest&gt; - defines destination file or directory</text:p>
        </text:list-item>
        <text:list-item>
          <text:p text:style-name="P10">&lt;md5&gt; - defines md5 checksum of downloaded file to check integrity; <text:s/>mandatory only for download action type</text:p>
        </text:list-item>
      </text:list>
      <text:p text:style-name="P1"><text:soft-page-break/></text:p>
      <text:p text:style-name="P1"/>
      <text:p text:style-name="P1">Copy action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<text:span text:style-name="T1">&lt;</text:span><text:span text:style-name="T3">action</text:span> <text:span text:style-name="T5">type</text:span><text:span text:style-name="T6">=</text:span><text:span text:style-name="T8">"copy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$DTOOLS_HOME$/test</text:span><text:span text:style-name="T1">&lt;/</text:span><text:span text:style-name="T3">source</text:span><text:span text:style-name="T1">&gt;</text:span></text:p>
            <text:p text:style-name="P4"><text:span text:style-name="T6"><text:tab/></text:span><text:span text:style-name="T1">&lt;</text:span><text:span text:style-name="T3">dest</text:span><text:span text:style-name="T1">&gt;</text:span><text:span text:style-name="T6">$DTOOLS_HOME$/test2/test-copy</text:span><text:span text:style-name="T1">&lt;/</text:span><text:span text:style-name="T3">dest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1.A2" office:value-type="string">
            <text:p text:style-name="P6">&lt;source&gt;</text:p>
          </table:table-cell>
          <table:table-cell table:style-name="Table1.B2" office:value-type="string">
            <text:p text:style-name="P6">Absolute path to source file or directory to be copied.</text:p>
          </table:table-cell>
        </table:table-row>
        <table:table-row>
          <table:table-cell table:style-name="Table1.A2" office:value-type="string">
            <text:p text:style-name="P6">&lt;dest&gt;</text:p>
          </table:table-cell>
          <table:table-cell table:style-name="Table1.B2" office:value-type="string">
            <text:p text:style-name="P6">Absolute path to destination file or directory.</text:p>
            <text:p text:style-name="P6">The filename or directory name may be different as source file.</text:p>
            <text:p text:style-name="P6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p text:style-name="P1">Move action</text:p>
      <text:p text:style-name="P1"/>
      <text:p text:style-name="P1">Before moving it is recomended to delete destination file or directory, because move operation will not override the destination file or directory (see delete action)!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<text:span text:style-name="T1">&lt;</text:span><text:span text:style-name="T3">action</text:span><text:span text:style-name="T1"> </text:span><text:span text:style-name="T5">type</text:span><text:span text:style-name="T6">=</text:span><text:span text:style-name="T8">"move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$DTOOLS_HOME$/test</text:span><text:span text:style-name="T1">&lt;/</text:span><text:span text:style-name="T3">source</text:span><text:span text:style-name="T1">&gt;</text:span></text:p>
            <text:p text:style-name="P4"><text:span text:style-name="T6"><text:tab/></text:span><text:span text:style-name="T1">&lt;</text:span><text:span text:style-name="T3">dest</text:span><text:span text:style-name="T1">&gt;</text:span><text:span text:style-name="T6">$DTOOLS_HOME$/test2/test</text:span><text:span text:style-name="T1">&lt;/</text:span><text:span text:style-name="T3">dest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2.A2" office:value-type="string">
            <text:p text:style-name="P6">&lt;source&gt;</text:p>
          </table:table-cell>
          <table:table-cell table:style-name="Table2.B2" office:value-type="string">
            <text:p text:style-name="P6">Absolute path to source file or directory to be moved.</text:p>
          </table:table-cell>
        </table:table-row>
        <table:table-row>
          <table:table-cell table:style-name="Table2.A2" office:value-type="string">
            <text:p text:style-name="P6">&lt;dest&gt;</text:p>
          </table:table-cell>
          <table:table-cell table:style-name="Table2.B2" office:value-type="string">
            <text:p text:style-name="P6">Absolute path to destination file or directory.</text:p>
            <text:p text:style-name="P6">The filename may be different as source filename.</text:p>
            <text:p text:style-name="P6">If moving directory, the destination directory name must remain the same.</text:p>
            <text:p text:style-name="P6">Directories on the path will be created automatically if they don't exist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Delete action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<text:span text:style-name="T1">&lt;</text:span><text:span text:style-name="T3">action</text:span><text:span text:style-name="T1"> </text:span><text:span text:style-name="T5">type</text:span><text:span text:style-name="T6">=</text:span><text:span text:style-name="T8">"delete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$DTOOLS_HOME$/test/doc/DTools User Manual.odt</text:span><text:span text:style-name="T1">&lt;/</text:span><text:span text:style-name="T3">source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3.A2" office:value-type="string">
            <text:p text:style-name="P6">&lt;source&gt;</text:p>
          </table:table-cell>
          <table:table-cell table:style-name="Table3.B2" office:value-type="string">
            <text:p text:style-name="P6">Absolute path to source file or directory to be deleted.</text:p>
            <text:p text:style-name="P6">If deleting directory, all files and subdirectories will be deleted.</text:p>
          </table:table-cell>
        </table:table-row>
        <table:table-row>
          <table:table-cell table:style-name="Table3.A2" office:value-type="string">
            <text:p text:style-name="P6">&lt;dest&gt;</text:p>
          </table:table-cell>
          <table:table-cell table:style-name="Table3.B2" office:value-type="string">
            <text:p text:style-name="P6">Not requi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<text:soft-page-break/>Download action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"><text:span text:style-name="T1">&lt;</text:span><text:span text:style-name="T3">action</text:span><text:span text:style-name="T1"> </text:span><text:span text:style-name="T5">type</text:span><text:span text:style-name="T6">=</text:span><text:span text:style-name="T8">"download"</text:span><text:span text:style-name="T1">&gt;</text:span></text:p>
            <text:p text:style-name="P4"><text:span text:style-name="T6"><text:tab/></text:span><text:span text:style-name="T1">&lt;</text:span><text:span text:style-name="T3">source</text:span><text:span text:style-name="T1">&gt;</text:span><text:span text:style-name="T6">http://hostname/downloads/$VERSION$/DTools.war</text:span><text:span text:style-name="T1">&lt;/</text:span><text:span text:style-name="T3">source</text:span><text:span text:style-name="T1">&gt;</text:span></text:p>
            <text:p text:style-name="P4"><text:span text:style-name="T6"><text:tab/></text:span><text:span text:style-name="T1">&lt;</text:span><text:span text:style-name="T3">dest</text:span><text:span text:style-name="T1">&gt;</text:span><text:span text:style-name="T6">$DTOOLS_HOM</text:span><text:span text:style-name="T7">E$/apache-tomcat/webapps/DTools.war</text:span><text:span text:style-name="T1">&lt;/</text:span><text:span text:style-name="T3">dest</text:span><text:span text:style-name="T1">&gt;</text:span></text:p>
            <text:p text:style-name="P4"><text:span text:style-name="T6"><text:tab/></text:span><text:span text:style-name="T1">&lt;</text:span><text:span text:style-name="T3">md5</text:span><text:span text:style-name="T1">&gt;</text:span><text:span text:style-name="T6">2761e0a1f6d3691bcea85e2b0219bee3</text:span><text:span text:style-name="T1">&lt;/</text:span><text:span text:style-name="T3">md5</text:span><text:span text:style-name="T1">&gt;</text:span></text:p>
            <text:p text:style-name="P5"><text:span text:style-name="T2">&lt;/</text:span><text:span text:style-name="T4">action</text:span><text:span text:style-name="T2">&gt;</text:span></text:p>
          </table:table-cell>
          <table:covered-table-cell/>
        </table:table-row>
        <table:table-row>
          <table:table-cell table:style-name="Table4.A2" office:value-type="string">
            <text:p text:style-name="P6">&lt;source&gt;</text:p>
          </table:table-cell>
          <table:table-cell table:style-name="Table4.B2" office:value-type="string">
            <text:p text:style-name="P6">URL of source file.</text:p>
          </table:table-cell>
        </table:table-row>
        <table:table-row>
          <table:table-cell table:style-name="Table4.A2" office:value-type="string">
            <text:p text:style-name="P6">&lt;dest&gt;</text:p>
          </table:table-cell>
          <table:table-cell table:style-name="Table4.B2" office:value-type="string">
            <text:p text:style-name="P6">Absolute path to destination file.</text:p>
          </table:table-cell>
        </table:table-row>
        <table:table-row>
          <table:table-cell table:style-name="Table4.A2" office:value-type="string">
            <text:p text:style-name="P6">&lt;md5&gt;</text:p>
          </table:table-cell>
          <table:table-cell table:style-name="Table4.B2" office:value-type="string">
            <text:p text:style-name="P6">MD5 checksum of downloaded file.</text:p>
            <text:p text:style-name="P6">Mandatory for download action.</text:p>
          </table:table-cell>
        </table:table-row>
      </table:table>
      <text:p text:style-name="P1"/>
      <text:p text:style-name="P1"/>
      <text:p text:style-name="P1"/>
      <text:p text:style-name="P1"/>
      <text:p text:style-name="P2">Ping</text:p>
      <text:p text:style-name="P1"/>
      <text:p text:style-name="P1">Several types of pings are used to test connection with node.</text:p>
      <text:p text:style-name="P1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Monitoring Class</text:p>
          </table:table-cell>
          <table:table-cell table:style-name="Table5.B1" office:value-type="string">
            <text:p text:style-name="P7">Description</text:p>
          </table:table-cell>
        </table:table-row>
        <table:table-row>
          <table:table-cell table:style-name="Table5.A2" office:value-type="string">
            <text:p text:style-name="P6">ICMP_PING</text:p>
          </table:table-cell>
          <table:table-cell table:style-name="Table5.B2" office:value-type="string">
            <text:p text:style-name="P6">Java implementation of ICMP ping (isAvailable()).</text:p>
            <text:p text:style-name="P6">Requires no arguments.</text:p>
          </table:table-cell>
        </table:table-row>
        <table:table-row>
          <table:table-cell table:style-name="Table5.A2" office:value-type="string">
            <text:p text:style-name="P6">PORT_PING</text:p>
          </table:table-cell>
          <table:table-cell table:style-name="Table5.B2" office:value-type="string">
            <text:p text:style-name="P6">Try connecting to specified port; if connection is successful the port is opened by a process or application.</text:p>
            <text:p text:style-name="P6"/>
            <text:p text:style-name="P6">Arguments:</text:p>
            <text:p text:style-name="P6">port</text:p>
          </table:table-cell>
        </table:table-row>
        <table:table-row>
          <table:table-cell table:style-name="Table5.A2" office:value-type="string">
            <text:p text:style-name="P6">HTTP_PING</text:p>
          </table:table-cell>
          <table:table-cell table:style-name="Table5.B2" office:value-type="string">
            <text:p text:style-name="P6">Retrieve HTTP error code from the server.</text:p>
            <text:p text:style-name="P6"/>
            <text:p text:style-name="P6">Arguments:</text:p>
            <text:p text:style-name="P6">url</text:p>
          </table:table-cell>
        </table:table-row>
      </table:table>
      <text:p text:style-name="P1"/>
      <text:p text:style-name="P1"/>
      <text:p text:style-name="P1"/>
      <text:p text:style-name="P1">Error codes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Error code</text:p>
          </table:table-cell>
          <table:table-cell table:style-name="Table6.A1" office:value-type="string">
            <text:p text:style-name="P7">Description</text:p>
          </table:table-cell>
          <table:table-cell table:style-name="Table6.C1" office:value-type="string">
            <text:p text:style-name="P7">Icon</text:p>
          </table:table-cell>
        </table:table-row>
        <table:table-row>
          <table:table-cell table:style-name="Table6.A2" office:value-type="float" office:value="0">
            <text:p text:style-name="P6">0</text:p>
          </table:table-cell>
          <table:table-cell table:style-name="Table6.B2" office:value-type="string">
            <text:p text:style-name="P6">Successful response</text:p>
          </table:table-cell>
          <table:table-cell table:style-name="Table6.C2" office:value-type="string">
            <text:p text:style-name="P6">Green</text:p>
          </table:table-cell>
        </table:table-row>
        <table:table-row>
          <table:table-cell table:style-name="Table6.A2" office:value-type="float" office:value="1">
            <text:p text:style-name="P6">1</text:p>
          </table:table-cell>
          <table:table-cell table:style-name="Table6.B2" office:value-type="string">
            <text:p text:style-name="P6">Reserved</text:p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 office:value-type="float" office:value="10">
            <text:p text:style-name="P6">10</text:p>
          </table:table-cell>
          <table:table-cell table:style-name="Table6.B2" office:value-type="string">
            <text:p text:style-name="P6">UnknownHostException</text:p>
          </table:table-cell>
          <table:table-cell table:style-name="Table6.C2" office:value-type="string">
            <text:p text:style-name="P6">Yellow</text:p>
          </table:table-cell>
        </table:table-row>
        <table:table-row>
          <table:table-cell table:style-name="Table6.A2">
            <text:p text:style-name="P6"/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>
            <text:p text:style-name="P6"/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>
            <text:p text:style-name="P6"/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able:table-row>
          <table:table-cell table:style-name="Table6.A2">
            <text:p text:style-name="P6"/>
          </table:table-cell>
          <table:table-cell table:style-name="Table6.B2" office:value-type="string">
            <text:p text:style-name="P6"/>
          </table:table-cell>
          <table:table-cell table:style-name="Table6.C2" office:value-type="string">
            <text:p text:style-name="P6"/>
          </table:table-cell>
        </table:table-row>
        <text:soft-page-break/>
        <table:table-row>
          <table:table-cell table:style-name="Table6.A2" office:value-type="float" office:value="99">
            <text:p text:style-name="P6">99</text:p>
          </table:table-cell>
          <table:table-cell table:style-name="Table6.B2" office:value-type="string">
            <text:p text:style-name="P6">Exception</text:p>
          </table:table-cell>
          <table:table-cell table:style-name="Table6.C2" office:value-type="string">
            <text:p text:style-name="P6">Red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ersion history</text:p>
      <text:p text:style-name="P1"/>
      <text:p text:style-name="P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float" office:value="0">
            <text:p text:style-name="P6">Version:</text:p>
          </table:table-cell>
          <table:table-cell table:style-name="Table7.A1" office:value-type="float" office:value="0">
            <text:p text:style-name="P7">0.1.0</text:p>
          </table:table-cell>
        </table:table-row>
        <table:table-row>
          <table:table-cell table:style-name="Table7.A1" office:value-type="float" office:value="0">
            <text:p text:style-name="P6">Release date:</text:p>
          </table:table-cell>
          <table:table-cell table:style-name="Table7.A1" office:value-type="float" office:value="42216">
            <text:p text:style-name="P6">31. july 2015</text:p>
          </table:table-cell>
        </table:table-row>
        <table:table-row>
          <table:table-cell table:style-name="Table7.A1" office:value-type="float" office:value="0">
            <text:p text:style-name="P6">Notes:</text:p>
          </table:table-cell>
          <table:table-cell table:style-name="Table7.A1">
            <text:p text:style-name="P6"/>
          </table:table-cell>
        </table:table-row>
        <table:table-row>
          <table:table-cell table:style-name="Table7.A1" table:number-columns-spanned="2">
            <text:p text:style-name="P6"/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10-14T00:34:23</meta:creation-date>
    <dc:date>2016-03-10T04:35:01</dc:date>
    <dc:creator>Matjaž Cerkvenik</dc:creator>
    <meta:editing-duration>PT2H32M42S</meta:editing-duration>
    <meta:editing-cycles>9</meta:editing-cycles>
    <meta:generator>OpenOffice/4.1.1$Unix OpenOffice.org_project/411m6$Build-9775</meta:generator>
    <meta:document-statistic meta:table-count="7" meta:image-count="0" meta:object-count="0" meta:page-count="4" meta:paragraph-count="104" meta:word-count="437" meta:character-count="3314"/>
  </office:meta>
</office:document-meta>
</file>